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D00000060215372F4.png" manifest:media-type="image/png"/>
  <manifest:file-entry manifest:full-path="Pictures/100000010000032D00000060B15C4BE7.png" manifest:media-type="image/png"/>
  <manifest:file-entry manifest:full-path="Pictures/100000010000032D00000060110343E5.png" manifest:media-type="image/png"/>
  <manifest:file-entry manifest:full-path="Pictures/10000001000002E5000000A29670BF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1.4634in" draw:z-index="0"><draw:image xlink:href="Pictures/10000001000002E5000000A29670BF2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2" text:anchor-type="char" svg:width="6.6929in" svg:height="0.7902in" draw:z-index="1"><draw:image xlink:href="Pictures/100000010000032D00000060110343E5.png" xlink:type="simple" xlink:show="embed" xlink:actuate="onLoad" draw:mime-type="image/png"/></draw:frame></text:p>
      <text:p text:style-name="Standard"><draw:frame draw:style-name="fr1" draw:name="Image3" text:anchor-type="char" svg:width="6.6929in" svg:height="0.7902in" draw:z-index="2"><draw:image xlink:href="Pictures/100000010000032D00000060B15C4BE7.png" xlink:type="simple" xlink:show="embed" xlink:actuate="onLoad" draw:mime-type="image/png"/></draw:frame></text:p>
      <text:p text:style-name="Standard"><draw:frame draw:style-name="fr1" draw:name="Image4" text:anchor-type="char" svg:width="6.6929in" svg:height="0.7902in" draw:z-index="3"><draw:image xlink:href="Pictures/100000010000032D00000060215372F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15:43:02.966433948</meta:creation-date>
    <dc:date>2026-03-11T15:52:59.658483193</dc:date>
    <meta:editing-duration>PT9M56S</meta:editing-duration>
    <meta:editing-cycles>2</meta:editing-cycles>
    <meta:generator>LibreOffice/24.2.7.2$Linux_X86_64 LibreOffice_project/42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